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27" style:family="table-row">
      <style:table-row-properties style:min-row-height="1.963cm"/>
    </style:style>
    <style:style style:name="Таблица1.30" style:family="table-row">
      <style:table-row-properties style:min-row-height="1.512cm"/>
    </style:style>
    <style:style style:name="Таблица1.41" style:family="table-row">
      <style:table-row-properties style:min-row-height="1.231cm"/>
    </style:style>
    <style:style style:name="P1" style:family="paragraph" style:parent-style-name="Standard">
      <style:paragraph-properties fo:padding="0cm" fo:border="none" style:text-autospace="none"/>
      <style:text-properties fo:color="#000000" style:font-name="Courier New" fo:language="zxx" fo:country="none" style:font-name-asian="Courier New" style:font-name-complex="Courier New"/>
    </style:style>
    <style:style style:name="P2" style:family="paragraph" style:parent-style-name="Standard">
      <style:paragraph-properties fo:padding="0cm" fo:border="none" style:text-autospace="none"/>
      <style:text-properties fo:color="#000000" style:font-name="Courier New" fo:language="zxx" fo:country="none" fo:font-weight="bold" style:font-name-asian="Courier New" style:font-weight-asian="bold" style:font-name-complex="Courier New" style:font-weight-complex="bold"/>
    </style:style>
    <style:style style:name="P3" style:family="paragraph" style:parent-style-name="Standard">
      <style:paragraph-properties fo:padding="0cm" fo:border="none" style:text-autospace="none"/>
      <style:text-properties fo:color="#000000" style:font-name="Courier New" fo:font-size="12pt" fo:language="zxx" fo:country="none" style:font-name-asian="Courier New" style:font-size-asian="12pt" style:font-name-complex="Courier New" style:font-size-complex="12pt"/>
    </style:style>
    <style:style style:name="P4" style:family="paragraph" style:parent-style-name="Standard">
      <style:paragraph-properties fo:padding="0cm" fo:border="none" style:text-autospace="none"/>
      <style:text-properties fo:color="#000000" style:font-name="Courier New" fo:font-size="12pt" fo:language="zxx" fo:country="none" fo:font-weight="bold" style:font-name-asian="Courier New" style:font-size-asian="12pt" style:font-weight-asian="bold" style:font-name-complex="Courier New" style:font-size-complex="12pt" style:font-weight-complex="bold"/>
    </style:style>
    <style:style style:name="P5" style:family="paragraph" style:parent-style-name="Standard">
      <style:paragraph-properties fo:padding="0cm" fo:border="none" style:text-autospace="none"/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Courier New" fo:language="zxx" fo:country="none" style:font-name-asian="Courier New" style:font-name-complex="Courier New"/>
    </style:style>
    <style:style style:name="P8" style:family="paragraph" style:parent-style-name="Standard">
      <style:text-properties fo:color="#000000" style:font-name="Courier New" fo:language="zxx" fo:country="none" fo:font-weight="bold" style:font-name-asian="Courier New" style:font-weight-asian="bold" style:font-name-complex="Courier New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color="#000000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fo:color="#000000" fo:language="ru" fo:country="RU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800000"/>
    </style:style>
    <style:style style:name="P15" style:family="paragraph" style:parent-style-name="Standard">
      <style:text-properties fo:color="#800000" style:font-name="Courier New" fo:language="zxx" fo:country="none" fo:font-weight="bold" style:font-name-asian="Courier New" style:font-weight-asian="bold" style:font-name-complex="Courier New" style:font-weight-complex="bold"/>
    </style:style>
    <style:style style:name="P16" style:family="paragraph" style:parent-style-name="Table_20_Contents">
      <style:text-properties fo:color="#800000"/>
    </style:style>
    <style:style style:name="T1" style:family="text">
      <style:text-properties style:font-name="Courier New" fo:language="zxx" fo:country="none" style:font-name-asian="Courier New" style:font-name-complex="Courier New"/>
    </style:style>
    <style:style style:name="T2" style:family="text">
      <style:text-properties style:font-name="Courier New" fo:language="zxx" fo:country="none" fo:font-weight="bold" style:font-name-asian="Courier New" style:font-weight-asian="bold" style:font-name-complex="Courier New" style:font-weight-complex="bold"/>
    </style:style>
    <style:style style:name="T3" style:family="text">
      <style:text-properties style:font-name="Courier New" fo:language="zxx" fo:country="none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4" style:family="text">
      <style:text-properties style:font-name="Courier New" fo:language="none" fo:country="none" style:font-name-asian="Courier New" style:font-name-complex="Courier New"/>
    </style:style>
    <style:style style:name="T5" style:family="text">
      <style:text-properties style:font-name="Courier New" fo:language="none" fo:country="none" fo:font-weight="bold" style:font-name-asian="Courier New" style:font-weight-asian="bold" style:font-name-complex="Courier New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c8" fo:font-weight="bold" style:font-weight-asian="bold" style:font-weight-complex="bold"/>
    </style:style>
    <style:style style:name="T19" style:family="text">
      <style:text-properties fo:color="#0000c8" style:font-name="Courier New" fo:language="none" fo:country="none" fo:font-weight="bold" style:font-name-asian="Courier New" style:font-weight-asian="bold" style:font-name-complex="Courier New" style:font-weight-complex="bold"/>
    </style:style>
    <style:style style:name="T20" style:family="text">
      <style:text-properties fo:color="#0095ff" fo:font-weight="bold" style:font-weight-asian="bold" style:font-weight-complex="bold"/>
    </style:style>
    <style:style style:name="T21" style:family="text">
      <style:text-properties fo:color="#0095ff" style:font-name="Courier New" fo:language="none" fo:country="none" fo:font-weight="bold" style:font-name-asian="Courier New" style:font-weight-asian="bold" style:font-name-complex="Courier New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Команда</text:p>
          </table:table-cell>
          <table:table-cell table:style-name="Таблица1.B1" office:value-type="string">
            <text:p text:style-name="P11">Вызов</text:p>
          </table:table-cell>
        </table:table-row>
        <table:table-row>
          <table:table-cell table:style-name="Таблица1.A2" table:number-columns-spanned="2" office:value-type="string">
            <text:p text:style-name="P11">Описание переменных</text:p>
          </table:table-cell>
          <table:covered-table-cell/>
        </table:table-row>
        <table:table-row>
          <table:table-cell table:style-name="Таблица1.A3" office:value-type="string">
            <text:p text:style-name="P10">Целые</text:p>
          </table:table-cell>
          <table:table-cell table:style-name="Таблица1.A2" office:value-type="string">
            <text:p text:style-name="P5"><text:span text:style-name="T2">цел</text:span><text:span text:style-name="T1"> а,б,г</text:span></text:p>
          </table:table-cell>
        </table:table-row>
        <table:table-row>
          <table:table-cell table:style-name="Таблица1.A3" office:value-type="string">
            <text:p text:style-name="P10">Вещественные</text:p>
          </table:table-cell>
          <table:table-cell table:style-name="Таблица1.A2" office:value-type="string">
            <text:p text:style-name="P5"><text:span text:style-name="T2">вещ</text:span><text:span text:style-name="T1"> а,б,г</text:span></text:p>
          </table:table-cell>
        </table:table-row>
        <table:table-row>
          <table:table-cell table:style-name="Таблица1.A3" office:value-type="string">
            <text:p text:style-name="P10">Булевы</text:p>
          </table:table-cell>
          <table:table-cell table:style-name="Таблица1.A2" office:value-type="string">
            <text:p text:style-name="P5"><text:span text:style-name="T2">лог</text:span><text:span text:style-name="T1"> л</text:span></text:p>
          </table:table-cell>
        </table:table-row>
        <table:table-row>
          <table:table-cell table:style-name="Таблица1.A2" table:number-columns-spanned="2" office:value-type="string">
            <text:p text:style-name="P11">Ввод и вывод</text:p>
          </table:table-cell>
          <table:covered-table-cell/>
        </table:table-row>
        <table:table-row>
          <table:table-cell table:style-name="Таблица1.A3" office:value-type="string">
            <text:p text:style-name="P10">Ввод данных</text:p>
          </table:table-cell>
          <table:table-cell table:style-name="Таблица1.A2" office:value-type="string">
            <text:p text:style-name="P5"><text:span text:style-name="T2">ввод</text:span><text:span text:style-name="T1"> а,б <text:s text:c="3"/></text:span></text:p>
          </table:table-cell>
        </table:table-row>
        <table:table-row>
          <table:table-cell table:style-name="Таблица1.A3" office:value-type="string">
            <text:p text:style-name="P10">Вывод на экран</text:p>
          </table:table-cell>
          <table:table-cell table:style-name="Таблица1.A2" office:value-type="string">
            <text:p text:style-name="P5"><text:span text:style-name="T2">вывод</text:span><text:span text:style-name="T1"> г</text:span></text:p>
            <text:p text:style-name="P5"><text:span text:style-name="T2">вывод</text:span><text:span text:style-name="T1"> л</text:span><text:span text:style-name="T1"> </text:span></text:p>
          </table:table-cell>
        </table:table-row>
        <table:table-row>
          <table:table-cell table:style-name="Таблица1.A3" office:value-type="string">
            <text:p text:style-name="P10">Вывод сложного сообщения</text:p>
          </table:table-cell>
          <table:table-cell table:style-name="Таблица1.A2" office:value-type="string">
            <text:p text:style-name="P5"><text:span text:style-name="T2">вывод</text:span><text:span text:style-name="T1"> </text:span><text:span text:style-name="T2">"Сумма равна "</text:span><text:span text:style-name="T1">,г </text:span></text:p>
          </table:table-cell>
        </table:table-row>
        <table:table-row>
          <table:table-cell table:style-name="Таблица1.A3" office:value-type="string">
            <text:p text:style-name="P10">Перенос строки</text:p>
          </table:table-cell>
          <table:table-cell table:style-name="Таблица1.A2" office:value-type="string">
            <text:p text:style-name="P5"><text:span text:style-name="T2">вывод</text:span><text:span text:style-name="T1"> </text:span><text:span text:style-name="T2">нс</text:span></text:p>
          </table:table-cell>
        </table:table-row>
        <table:table-row>
          <table:table-cell table:style-name="Таблица1.A3" office:value-type="string">
            <text:p text:style-name="P10">Присваивание значения</text:p>
          </table:table-cell>
          <table:table-cell table:style-name="Таблица1.A2" office:value-type="string">
            <text:p text:style-name="P5"><text:span text:style-name="T1">г </text:span><text:span text:style-name="T2">:=</text:span><text:span text:style-name="T1"> а + б</text:span></text:p>
            <text:p text:style-name="P5"><text:span text:style-name="T1">л </text:span><text:span text:style-name="T2">:=</text:span><text:span text:style-name="T1"> </text:span><text:span text:style-name="T2">да</text:span></text:p>
          </table:table-cell>
        </table:table-row>
        <table:table-row>
          <table:table-cell table:style-name="Таблица1.A3" office:value-type="string">
            <text:p text:style-name="P10">Комментарии</text:p>
          </table:table-cell>
          <table:table-cell table:style-name="Таблица1.A2" office:value-type="string">
            <text:p text:style-name="P5"><text:span text:style-name="T2">| комментарий</text:span><text:span text:style-name="T1"> <text:s/></text:span></text:p>
          </table:table-cell>
        </table:table-row>
        <table:table-row>
          <table:table-cell table:style-name="Таблица1.A2" table:number-columns-spanned="2" office:value-type="string">
            <text:p text:style-name="P11">Функции</text:p>
          </table:table-cell>
          <table:covered-table-cell/>
        </table:table-row>
        <table:table-row>
          <table:table-cell table:style-name="Таблица1.A3" office:value-type="string">
            <text:p text:style-name="P10">Описание <text:span text:style-name="T6">функции</text:span> ( после главного алгоритма )</text:p>
            <text:p text:style-name="P10"/>
            <text:p text:style-name="P10">внутри функции <text:span text:style-name="T6">переменные из параметров</text:span> функции <text:span text:style-name="T6">изменять нельзя</text:span></text:p>
          </table:table-cell>
          <table:table-cell table:style-name="Таблица1.A2" office:value-type="string">
            <text:p text:style-name="P5"><text:span text:style-name="T2">алг</text:span><text:span text:style-name="T1"> </text:span><text:span text:style-name="T2">цел</text:span><text:span text:style-name="T1"> </text:span><text:span text:style-name="T2">произвед</text:span><text:span text:style-name="T1"> (</text:span><text:span text:style-name="T2">цел</text:span><text:span text:style-name="T1"> н, </text:span><text:span text:style-name="T2">цел</text:span><text:span text:style-name="T1"> м)</text:span></text:p>
            <text:p text:style-name="P2">нач</text:p>
            <text:p text:style-name="P1"><text:s text:c="2"/><text:span text:style-name="T6">цел</text:span> отв</text:p>
            <text:p text:style-name="P1"><text:s text:c="2"/>отв <text:span text:style-name="T6">:=</text:span> н * м</text:p>
            <text:p text:style-name="P1"><text:s text:c="2"/><text:span text:style-name="T6">знач</text:span> <text:span text:style-name="T6">:=</text:span> отв</text:p>
            <text:p text:style-name="P2">кон</text:p>
          </table:table-cell>
        </table:table-row>
        <table:table-row>
          <table:table-cell table:style-name="Таблица1.A3" office:value-type="string">
            <text:p text:style-name="P10">Вызов ф-ции</text:p>
          </table:table-cell>
          <table:table-cell table:style-name="Таблица1.A2" office:value-type="string">
            <text:p text:style-name="P5"><text:span text:style-name="T1">г </text:span><text:span text:style-name="T2">:=</text:span><text:span text:style-name="T1"> </text:span><text:span text:style-name="T2">произвед</text:span><text:span text:style-name="T1">(а,б) </text:span></text:p>
          </table:table-cell>
        </table:table-row>
        <table:table-row>
          <table:table-cell table:style-name="Таблица1.A2" table:number-columns-spanned="2" office:value-type="string">
            <text:p text:style-name="P11">Описание процедуры</text:p>
          </table:table-cell>
          <table:covered-table-cell/>
        </table:table-row>
        <table:table-row>
          <table:table-cell table:style-name="Таблица1.A3" office:value-type="string">
            <text:p text:style-name="P10">Описание <text:span text:style-name="T6">процедуры</text:span> <text:s/>( после главного алгоритма )</text:p>
            <text:p text:style-name="P10"/>
            <text:p text:style-name="P1"><text:span text:style-name="T6">аргрез </text:span><text:span text:style-name="T13">– </text:span><text:span text:style-name="T15">аналог </text:span><text:span text:style-name="T8">var</text:span></text:p>
          </table:table-cell>
          <table:table-cell table:style-name="Таблица1.A2" office:value-type="string">
            <text:p text:style-name="P1"><text:span text:style-name="T6">алг</text:span> <text:span text:style-name="T6">квадрат</text:span> (<text:span text:style-name="T6">аргрез</text:span> <text:span text:style-name="T6">цел</text:span> н)</text:p>
            <text:p text:style-name="P2">нач</text:p>
            <text:p text:style-name="P1"><text:s text:c="2"/>н <text:span text:style-name="T6">:=</text:span> н * н</text:p>
            <text:p text:style-name="P2">кон</text:p>
          </table:table-cell>
        </table:table-row>
        <table:table-row>
          <table:table-cell table:style-name="Таблица1.A3" office:value-type="string">
            <text:p text:style-name="P10">Вызов процедуры</text:p>
          </table:table-cell>
          <table:table-cell table:style-name="Таблица1.A2" office:value-type="string">
            <text:p text:style-name="P5"><text:span text:style-name="T2">квадрат</text:span><text:span text:style-name="T1">(а)</text:span></text:p>
          </table:table-cell>
        </table:table-row>
        <table:table-row>
          <table:table-cell table:style-name="Таблица1.A2" table:number-columns-spanned="2" office:value-type="string">
            <text:p text:style-name="P11">Арифметические операции</text:p>
          </table:table-cell>
          <table:covered-table-cell/>
        </table:table-row>
        <table:table-row>
          <table:table-cell table:style-name="Таблица1.A3" office:value-type="string">
            <text:p text:style-name="P10">Деление ВЕЩЕСТВЕННЫХ чисел</text:p>
          </table:table-cell>
          <table:table-cell table:style-name="Таблица1.A2" office:value-type="string">
            <text:p text:style-name="P5"><text:span text:style-name="T1">х </text:span><text:span text:style-name="T2">:=</text:span><text:span text:style-name="T1"> а / б</text:span></text:p>
          </table:table-cell>
        </table:table-row>
        <table:table-row>
          <table:table-cell table:style-name="Таблица1.A3" office:value-type="string">
            <text:p text:style-name="P10">Возведение в степень ( любой тип чисел )</text:p>
          </table:table-cell>
          <table:table-cell table:style-name="Таблица1.A2" office:value-type="string">
            <text:p text:style-name="P5"><text:span text:style-name="T1">х </text:span><text:span text:style-name="T2">:=</text:span><text:span text:style-name="T1"> а ** б</text:span></text:p>
          </table:table-cell>
        </table:table-row>
        <table:table-row>
          <table:table-cell table:style-name="Таблица1.A3" office:value-type="string">
            <text:p text:style-name="P10">Синус</text:p>
          </table:table-cell>
          <table:table-cell table:style-name="Таблица1.A2" office:value-type="string">
            <text:p text:style-name="P5"><text:span text:style-name="T1">х </text:span><text:span text:style-name="T2">:=</text:span><text:span text:style-name="T1"> </text:span><text:span text:style-name="T3">sin</text:span><text:span text:style-name="T1">(а)</text:span></text:p>
          </table:table-cell>
        </table:table-row>
        <table:table-row>
          <table:table-cell table:style-name="Таблица1.A3" office:value-type="string">
            <text:p text:style-name="P12">Косинус</text:p>
          </table:table-cell>
          <table:table-cell table:style-name="Таблица1.A2" office:value-type="string">
            <text:p text:style-name="P5"><text:span text:style-name="T1">х </text:span><text:span text:style-name="T2">:=</text:span><text:span text:style-name="T1"> </text:span><text:span text:style-name="T3">cos</text:span><text:span text:style-name="T1">(а)</text:span></text:p>
          </table:table-cell>
        </table:table-row>
        <table:table-row>
          <table:table-cell table:style-name="Таблица1.A3" office:value-type="string">
            <text:p text:style-name="P10">Округление до целого, преобразование типа</text:p>
          </table:table-cell>
          <table:table-cell table:style-name="Таблица1.A2" office:value-type="string">
            <text:p text:style-name="P1">х <text:span text:style-name="T6">:=</text:span> <text:span text:style-name="T9">int</text:span>(а)</text:p>
            <text:p text:style-name="P10"/>
          </table:table-cell>
        </table:table-row>
        <table:table-row>
          <table:table-cell table:style-name="Таблица1.A3" office:value-type="string">
            <text:p text:style-name="P10">Целочисленное деление</text:p>
          </table:table-cell>
          <table:table-cell table:style-name="Таблица1.A2" office:value-type="string">
            <text:p text:style-name="P1">х <text:span text:style-name="T6">:=</text:span> <text:span text:style-name="T9">div</text:span>(а,б)</text:p>
          </table:table-cell>
        </table:table-row>
        <table:table-row>
          <table:table-cell table:style-name="Таблица1.A3" office:value-type="string">
            <text:p text:style-name="P10">Остаток от деления целых чисел</text:p>
          </table:table-cell>
          <table:table-cell table:style-name="Таблица1.A2" office:value-type="string">
            <text:p text:style-name="P1">х <text:span text:style-name="T6">:=</text:span> <text:span text:style-name="T9">mod</text:span>(а,б)</text:p>
          </table:table-cell>
        </table:table-row>
        <table:table-row table:style-name="Таблица1.27">
          <table:table-cell table:style-name="Таблица1.A3" office:value-type="string">
            <text:p text:style-name="P10">Корень числа ( для вещественных чисел )</text:p>
          </table:table-cell>
          <table:table-cell table:style-name="Таблица1.A2" office:value-type="string">
            <text:p text:style-name="P1">х <text:span text:style-name="T6">:=</text:span> <text:span text:style-name="T9">sqrt</text:span>(а)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11">Логические конструкции</text:p>
          </table:table-cell>
          <table:covered-table-cell/>
        </table:table-row>
        <table:table-row>
          <table:table-cell table:style-name="Таблица1.A3" office:value-type="string">
            <text:p text:style-name="P10">Конструкция <text:span text:style-name="T11">если, то, иначе</text:span></text:p>
          </table:table-cell>
          <table:table-cell table:style-name="Таблица1.A2" office:value-type="string">
            <text:p text:style-name="P1"><text:span text:style-name="T6">если</text:span> а &gt;= б <text:span text:style-name="T6">то</text:span></text:p>
            <text:p text:style-name="P1"><text:s text:c="4"/>а <text:span text:style-name="T6">:=</text:span> а * <text:span text:style-name="T6">2</text:span></text:p>
            <text:p text:style-name="P1"><text:s text:c="4"/><text:span text:style-name="T6">вывод</text:span> а</text:p>
            <text:p text:style-name="P1"><text:s text:c="2"/><text:span text:style-name="T6">иначе</text:span></text:p>
            <text:p text:style-name="P1"><text:s text:c="4"/>б <text:span text:style-name="T6">:=</text:span> б * <text:span text:style-name="T6">2</text:span></text:p>
            <text:p text:style-name="P1"><text:s text:c="4"/><text:span text:style-name="T6">вывод</text:span> б</text:p>
            <text:p text:style-name="P2">всё</text:p>
          </table:table-cell>
        </table:table-row>
        <table:table-row table:style-name="Таблица1.30">
          <table:table-cell table:style-name="Таблица1.A3" office:value-type="string">
            <text:p text:style-name="P10">Логическое <text:span text:style-name="T11">И</text:span></text:p>
          </table:table-cell>
          <table:table-cell table:style-name="Таблица1.A2" office:value-type="string">
            <text:p text:style-name="P1"><text:span text:style-name="T6">если а = </text:span><text:span text:style-name="T6">5</text:span><text:span text:style-name="T6"> и б = </text:span><text:span text:style-name="T6">8</text:span><text:span text:style-name="T6"> то</text:span></text:p>
            <text:p text:style-name="P1"><text:s text:c="4"/><text:span text:style-name="T6">вывод</text:span> <text:span text:style-name="T6">да</text:span></text:p>
            <text:p text:style-name="P2">всё</text:p>
          </table:table-cell>
        </table:table-row>
        <table:table-row>
          <table:table-cell table:style-name="Таблица1.A3" office:value-type="string">
            <text:p text:style-name="P10">Логическое <text:span text:style-name="T11">ИЛИ</text:span></text:p>
          </table:table-cell>
          <table:table-cell table:style-name="Таблица1.A2" office:value-type="string">
            <text:p text:style-name="P1"><text:span text:style-name="T6">если</text:span> а = <text:span text:style-name="T6">50</text:span> <text:span text:style-name="T11">или</text:span> б = <text:span text:style-name="T6">80</text:span> <text:span text:style-name="T6">то</text:span></text:p>
            <text:p text:style-name="P1"><text:s text:c="4"/><text:span text:style-name="T6">вывод</text:span> <text:span text:style-name="T6">да</text:span></text:p>
            <text:p text:style-name="P2">всё</text:p>
          </table:table-cell>
        </table:table-row>
        <table:table-row>
          <table:table-cell table:style-name="Таблица1.A3" office:value-type="string">
            <text:p text:style-name="P10">Логическое <text:span text:style-name="T11">НЕ</text:span></text:p>
          </table:table-cell>
          <table:table-cell table:style-name="Таблица1.A2" office:value-type="string">
            <text:p text:style-name="P7"><text:span text:style-name="T6">если не (а = </text:span><text:span text:style-name="T6">5</text:span><text:span text:style-name="T6"> и б = </text:span><text:span text:style-name="T6">4</text:span><text:span text:style-name="T6">) то</text:span></text:p>
            <text:p text:style-name="P1"><text:s text:c="4"/><text:span text:style-name="T6">вывод</text:span> <text:span text:style-name="T6">нет</text:span></text:p>
            <text:p text:style-name="P2">всё</text:p>
          </table:table-cell>
        </table:table-row>
        <table:table-row>
          <table:table-cell table:style-name="Таблица1.A3" office:value-type="string">
            <text:p text:style-name="P10">Не равно <text:span text:style-name="T12">&lt;&gt;</text:span></text:p>
          </table:table-cell>
          <table:table-cell table:style-name="Таблица1.A2" office:value-type="string">
            <text:p text:style-name="P7"><text:span text:style-name="T6">если</text:span> а <text:span text:style-name="T10">&lt;&gt;</text:span> б <text:span text:style-name="T6">то</text:span></text:p>
            <text:p text:style-name="P1"><text:s text:c="4"/><text:span text:style-name="T6">вывод</text:span> <text:span text:style-name="T6">нет</text:span></text:p>
            <text:p text:style-name="P1"><text:s text:c="2"/><text:span text:style-name="T6">иначе</text:span></text:p>
            <text:p text:style-name="P1"><text:s text:c="4"/><text:span text:style-name="T6">вывод</text:span> <text:span text:style-name="T6">да</text:span></text:p>
            <text:p text:style-name="P2">всё</text:p>
          </table:table-cell>
        </table:table-row>
        <table:table-row>
          <table:table-cell table:style-name="Таблица1.A2" table:number-columns-spanned="2" office:value-type="string">
            <text:p text:style-name="P11">Циклы</text:p>
          </table:table-cell>
          <table:covered-table-cell/>
        </table:table-row>
        <table:table-row>
          <table:table-cell table:style-name="Таблица1.A3" office:value-type="string">
            <text:p text:style-name="P10">Цикл <text:span text:style-name="T12">for</text:span></text:p>
          </table:table-cell>
          <table:table-cell table:style-name="Таблица1.A2" office:value-type="string">
            <text:p text:style-name="P7"><text:span text:style-name="T6">нц</text:span> <text:span text:style-name="T6">для</text:span> я <text:span text:style-name="T6">от</text:span> <text:span text:style-name="T6">1</text:span> <text:span text:style-name="T6">до</text:span> н</text:p>
            <text:p text:style-name="P1"><text:s text:c="2"/><text:span text:style-name="T6">ввод</text:span> х</text:p>
            <text:p text:style-name="P1"><text:s text:c="2"/>сумма <text:span text:style-name="T6">:=</text:span> сумма + х</text:p>
            <text:p text:style-name="P2">кц</text:p>
          </table:table-cell>
        </table:table-row>
        <table:table-row>
          <table:table-cell table:style-name="Таблица1.A3" office:value-type="string">
            <text:p text:style-name="P10">Цикл <text:span text:style-name="T12">while</text:span></text:p>
          </table:table-cell>
          <table:table-cell table:style-name="Таблица1.A2" office:value-type="string">
            <text:p text:style-name="P7"><text:span text:style-name="T6">нц</text:span> <text:span text:style-name="T6">пока</text:span> я &lt; <text:span text:style-name="T6">10</text:span></text:p>
            <text:p text:style-name="P1"><text:s text:c="2"/>я <text:span text:style-name="T6">:=</text:span> я + <text:span text:style-name="T6">1</text:span></text:p>
            <text:p text:style-name="P1"><text:s text:c="2"/>сумма <text:span text:style-name="T6">:=</text:span> сумма + <text:span text:style-name="T6">90</text:span></text:p>
            <text:p text:style-name="P2">кц</text:p>
          </table:table-cell>
        </table:table-row>
        <table:table-row>
          <table:table-cell table:style-name="Таблица1.A2" table:number-columns-spanned="2" office:value-type="string">
            <text:p text:style-name="P11">Массивы</text:p>
          </table:table-cell>
          <table:covered-table-cell/>
        </table:table-row>
        <table:table-row>
          <table:table-cell table:style-name="Таблица1.A3" office:value-type="string">
            <text:p text:style-name="P10">Описание массива целых чисел</text:p>
          </table:table-cell>
          <table:table-cell table:style-name="Таблица1.A2" office:value-type="string">
            <text:p text:style-name="P6"><text:span text:style-name="T2">цел таб</text:span><text:span text:style-name="T1"> а[</text:span><text:span text:style-name="T2">1</text:span><text:span text:style-name="T1">:</text:span><text:span text:style-name="T2">100</text:span><text:span text:style-name="T1">]</text:span></text:p>
          </table:table-cell>
        </table:table-row>
        <table:table-row>
          <table:table-cell table:style-name="Таблица1.A3" office:value-type="string">
            <text:p text:style-name="P10">Ввод элементов массива</text:p>
          </table:table-cell>
          <table:table-cell table:style-name="Таблица1.A2" office:value-type="string">
            <text:p text:style-name="P7"><text:span text:style-name="T6">нц</text:span> <text:span text:style-name="T6">для</text:span> я <text:span text:style-name="T6">от</text:span> <text:span text:style-name="T6">1</text:span> <text:span text:style-name="T6">до</text:span> н</text:p>
            <text:p text:style-name="P1"><text:s text:c="2"/><text:span text:style-name="T6">ввод</text:span> а[я]</text:p>
            <text:p text:style-name="P2">кц</text:p>
          </table:table-cell>
        </table:table-row>
        <table:table-row>
          <table:table-cell table:style-name="Таблица1.A3" office:value-type="string">
            <text:p text:style-name="P10">Подсчёт суммы и вывод элементов массива</text:p>
          </table:table-cell>
          <table:table-cell table:style-name="Таблица1.A2" office:value-type="string">
            <text:p text:style-name="P7"><text:span text:style-name="T6">нц</text:span> <text:span text:style-name="T6">для</text:span> я <text:span text:style-name="T6">от</text:span> <text:span text:style-name="T6">1</text:span> <text:span text:style-name="T6">до</text:span> н</text:p>
            <text:p text:style-name="P1"><text:s text:c="2"/>сумма <text:span text:style-name="T6">:=</text:span> сумма + а[я]</text:p>
            <text:p text:style-name="P1"><text:s text:c="2"/><text:span text:style-name="T6">вывод</text:span> а[я], <text:span text:style-name="T6">" <text:s/>"</text:span></text:p>
            <text:p text:style-name="P2">кц</text:p>
          </table:table-cell>
        </table:table-row>
        <table:table-row table:style-name="Таблица1.41">
          <table:table-cell table:style-name="Таблица1.A3" office:value-type="string">
            <text:p text:style-name="P10">Сортировка массива ( вложенный цикл )</text:p>
          </table:table-cell>
          <table:table-cell table:style-name="Таблица1.A2" office:value-type="string">
            <text:p text:style-name="P7"><text:span text:style-name="T17">нц</text:span><text:span text:style-name="T16"> </text:span><text:span text:style-name="T17">для</text:span><text:span text:style-name="T16"> я </text:span><text:span text:style-name="T17">от</text:span><text:span text:style-name="T16"> </text:span><text:span text:style-name="T17">1</text:span><text:span text:style-name="T16"> </text:span><text:span text:style-name="T17">до</text:span><text:span text:style-name="T16"> н</text:span></text:p>
            <text:p text:style-name="P3"><text:s text:c="2"/><text:span text:style-name="T6">нц</text:span> <text:span text:style-name="T6">для</text:span> у <text:span text:style-name="T6">от</text:span> <text:span text:style-name="T6">1</text:span> <text:span text:style-name="T6">до</text:span> н</text:p>
            <text:p text:style-name="P3"><text:s text:c="4"/><text:span text:style-name="T6">если</text:span> а[у] &gt; а[я] <text:span text:style-name="T6">то</text:span></text:p>
            <text:p text:style-name="P3"><text:s text:c="8"/>б <text:span text:style-name="T6">:=</text:span> а[у]</text:p>
            <text:p text:style-name="P3"><text:s text:c="8"/>а[у] <text:span text:style-name="T6">:=</text:span> а[я]</text:p>
            <text:p text:style-name="P3"><text:s text:c="8"/>а[я] <text:span text:style-name="T6">:=</text:span> б</text:p>
            <text:p text:style-name="P3"><text:soft-page-break/><text:s text:c="4"/><text:span text:style-name="T6">всё</text:span></text:p>
            <text:p text:style-name="P3"><text:s text:c="2"/><text:span text:style-name="T6">кц</text:span></text:p>
            <text:p text:style-name="P4">кц</text:p>
          </table:table-cell>
        </table:table-row>
        <table:table-row>
          <table:table-cell table:style-name="Таблица1.A2" table:number-columns-spanned="2" office:value-type="string">
            <text:p text:style-name="P11">Исполнитель робот</text:p>
          </table:table-cell>
          <table:covered-table-cell/>
        </table:table-row>
        <table:table-row>
          <table:table-cell table:style-name="Таблица1.A3" office:value-type="string">
            <text:p text:style-name="P13">Пишу в самой 1-ой строке кода</text:p>
          </table:table-cell>
          <table:table-cell table:style-name="Таблица1.A2" office:value-type="string">
            <text:p text:style-name="P9"><text:span text:style-name="T2">использовать</text:span><text:span text:style-name="T1"> </text:span><text:span text:style-name="T2">Робот</text:span></text:p>
          </table:table-cell>
        </table:table-row>
        <table:table-row>
          <table:table-cell table:style-name="Таблица1.A3" office:value-type="string">
            <text:p text:style-name="P10">Команды перемещения</text:p>
          </table:table-cell>
          <table:table-cell table:style-name="Таблица1.A2" office:value-type="string">
            <text:p text:style-name="P8">вправо</text:p>
            <text:p text:style-name="P2">влево</text:p>
            <text:p text:style-name="P2">вниз</text:p>
            <text:p text:style-name="P2">вверх</text:p>
          </table:table-cell>
        </table:table-row>
        <table:table-row>
          <table:table-cell table:style-name="Таблица1.A3" office:value-type="string">
            <text:p text:style-name="P10">Закрасить текущую клетку</text:p>
          </table:table-cell>
          <table:table-cell table:style-name="Таблица1.A2" office:value-type="string">
            <text:p text:style-name="P8">закрасить</text:p>
          </table:table-cell>
        </table:table-row>
        <table:table-row>
          <table:table-cell table:style-name="Таблица1.A3" office:value-type="string">
            <text:p text:style-name="P10">Проверить, есть ли сбоку стена</text:p>
          </table:table-cell>
          <table:table-cell table:style-name="Таблица1.A2" office:value-type="string">
            <text:p text:style-name="P7"><text:span text:style-name="T6">лог</text:span> б1, б2, б3, б4</text:p>
            <text:p text:style-name="P1"><text:s text:c="2"/></text:p>
            <text:p text:style-name="P1">б1 <text:span text:style-name="T6">:=</text:span> <text:span text:style-name="T6">справа свободно</text:span></text:p>
            <text:p text:style-name="P1">б2 <text:span text:style-name="T6">:=</text:span> <text:span text:style-name="T6">слева свободно</text:span></text:p>
            <text:p text:style-name="P1"><text:s text:c="2"/></text:p>
            <text:p text:style-name="P1">б3 <text:span text:style-name="T6">:=</text:span> <text:span text:style-name="T6">снизу свободно</text:span></text:p>
            <text:p text:style-name="P5"><text:span text:style-name="T1">б4 </text:span><text:span text:style-name="T2">:=</text:span><text:span text:style-name="T1"> </text:span><text:span text:style-name="T2">сверху свободно</text:span></text:p>
          </table:table-cell>
        </table:table-row>
        <table:table-row>
          <table:table-cell table:style-name="Таблица1.A2" table:number-columns-spanned="2" office:value-type="string">
            <text:p text:style-name="P11">Исполнитель рисователь</text:p>
          </table:table-cell>
          <table:covered-table-cell/>
        </table:table-row>
        <table:table-row>
          <table:table-cell table:style-name="Таблица1.A3" office:value-type="string">
            <text:p text:style-name="P10">Пишу в самой 1-ой строке</text:p>
          </table:table-cell>
          <table:table-cell table:style-name="Таблица1.A2" office:value-type="string">
            <text:p text:style-name="P6"><text:span text:style-name="T2">использовать</text:span><text:span text:style-name="T1"> </text:span><text:span text:style-name="T2">Рисователь</text:span></text:p>
          </table:table-cell>
        </table:table-row>
        <table:table-row>
          <table:table-cell table:style-name="Таблица1.A3" office:value-type="string">
            <text:p text:style-name="P10">Пишу в основной программе</text:p>
            <text:p text:style-name="P10">Создание холста</text:p>
          </table:table-cell>
          <table:table-cell table:style-name="Таблица1.A2" office:value-type="string">
            <text:p text:style-name="P6"><text:span text:style-name="T2">новый лист</text:span><text:span text:style-name="T1">(</text:span><text:span text:style-name="T2">400</text:span><text:span text:style-name="T1">,</text:span><text:span text:style-name="T2">100</text:span><text:span text:style-name="T1">,</text:span><text:span text:style-name="T2">синий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Изменение свойств кисти</text:p>
          </table:table-cell>
          <table:table-cell table:style-name="Таблица1.A2" office:value-type="string">
            <text:p text:style-name="P6"><text:span text:style-name="T2">кисть</text:span><text:span text:style-name="T1">(</text:span><text:span text:style-name="T2">красный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Изменить свойства линии</text:p>
          </table:table-cell>
          <table:table-cell table:style-name="Таблица1.A2" office:value-type="string">
            <text:p text:style-name="P6"><text:span text:style-name="T2">перо</text:span><text:span text:style-name="T1"> (</text:span><text:span text:style-name="T2">5</text:span><text:span text:style-name="T1">,</text:span><text:span text:style-name="T2">синий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Нарисовать окружность</text:p>
            <text:p text:style-name="P10">( параметры : <text:span text:style-name="T7">X</text:span><text:span text:style-name="T14">цент </text:span><text:span text:style-name="T7">, <text:s/>Y</text:span><text:span text:style-name="T14">цент </text:span><text:span text:style-name="T7">, <text:s/>р</text:span><text:span text:style-name="T14">адиус )</text:span></text:p>
          </table:table-cell>
          <table:table-cell table:style-name="Таблица1.A2" office:value-type="string">
            <text:p text:style-name="P6"><text:span text:style-name="T2">окружность</text:span><text:span text:style-name="T1">(</text:span><text:span text:style-name="T2">300</text:span><text:span text:style-name="T1">,</text:span><text:span text:style-name="T2">100</text:span><text:span text:style-name="T1">,</text:span><text:span text:style-name="T2">50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Нарисовать линию</text:p>
          </table:table-cell>
          <table:table-cell table:style-name="Таблица1.A2" office:value-type="string">
            <text:p text:style-name="P6"><text:span text:style-name="T2">линия</text:span><text:span text:style-name="T1"> (</text:span><text:span text:style-name="T2">50</text:span><text:span text:style-name="T1">,</text:span><text:span text:style-name="T2">100</text:span><text:span text:style-name="T1">,</text:span><text:span text:style-name="T2">200</text:span><text:span text:style-name="T1">,</text:span><text:span text:style-name="T2">0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Нарисовать прямоугольник</text:p>
          </table:table-cell>
          <table:table-cell table:style-name="Таблица1.A2" office:value-type="string">
            <text:p text:style-name="P6"><text:span text:style-name="T2">прямоугольник</text:span><text:span text:style-name="T1"> (</text:span><text:span text:style-name="T2">50</text:span><text:span text:style-name="T1">,</text:span><text:span text:style-name="T2">100</text:span><text:span text:style-name="T1">,</text:span><text:span text:style-name="T2">200</text:span><text:span text:style-name="T1">,</text:span><text:span text:style-name="T2">0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Свойства текста</text:p>
          </table:table-cell>
          <table:table-cell table:style-name="Таблица1.A2" office:value-type="string">
            <text:p text:style-name="P6"><text:span text:style-name="T2">шрифт</text:span><text:span text:style-name="T1">(</text:span><text:span text:style-name="T2">"Impact"</text:span><text:span text:style-name="T1">,</text:span><text:span text:style-name="T2">40</text:span><text:span text:style-name="T1">,</text:span><text:span text:style-name="T2">да</text:span><text:span text:style-name="T1">,</text:span><text:span text:style-name="T2">да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Написать текст на холсте</text:p>
          </table:table-cell>
          <table:table-cell table:style-name="Таблица1.A2" office:value-type="string">
            <text:p text:style-name="P6"><text:span text:style-name="T2">надпись</text:span><text:span text:style-name="T1">(</text:span><text:span text:style-name="T2">20</text:span><text:span text:style-name="T1">,</text:span><text:span text:style-name="T2">40</text:span><text:span text:style-name="T1">,</text:span><text:span text:style-name="T2">"привет Кумир"</text:span><text:span text:style-name="T1">)</text:span></text:p>
          </table:table-cell>
        </table:table-row>
        <table:table-row>
          <table:table-cell table:style-name="Таблица1.A3" office:value-type="string">
            <text:p text:style-name="P10">Отключить заливку</text:p>
          </table:table-cell>
          <table:table-cell table:style-name="Таблица1.A2" office:value-type="string">
            <text:p text:style-name="P15">убрать кисть</text:p>
          </table:table-cell>
        </table:table-row>
        <table:table-row>
          <table:table-cell table:style-name="Таблица1.A3" office:value-type="string">
            <text:p text:style-name="P10">Сохранить картинку в файл</text:p>
          </table:table-cell>
          <table:table-cell table:style-name="Таблица1.A2" office:value-type="string">
            <text:p text:style-name="P14"><text:span text:style-name="T5">сохранить лист</text:span><text:span text:style-name="T4">(</text:span><text:span text:style-name="T5">"pic1.png"</text:span><text:span text:style-name="T4">)</text:span></text:p>
          </table:table-cell>
        </table:table-row>
        <table:table-row>
          <table:table-cell table:style-name="Таблица1.A3" office:value-type="string">
            <text:p text:style-name="P10">Нарисовать эллипс</text:p>
          </table:table-cell>
          <table:table-cell table:style-name="Таблица1.A2" office:value-type="string">
            <text:p text:style-name="P14"><text:span text:style-name="T5">эллипс</text:span><text:span text:style-name="T4">(</text:span><text:span text:style-name="T5">50</text:span><text:span text:style-name="T4">,</text:span><text:span text:style-name="T5">0</text:span><text:span text:style-name="T4">,</text:span><text:span text:style-name="T5">100</text:span><text:span text:style-name="T4">,</text:span><text:span text:style-name="T5">100</text:span><text:span text:style-name="T4">)</text:span></text:p>
          </table:table-cell>
        </table:table-row>
        <table:table-row>
          <table:table-cell table:style-name="Таблица1.A3" office:value-type="string">
            <text:p text:style-name="P10"/>
          </table:table-cell>
          <table:table-cell table:style-name="Таблица1.A2" office:value-type="string">
            <text:p text:style-name="P16"/>
          </table:table-cell>
        </table:table-row>
        <table:table-row>
          <table:table-cell table:style-name="Таблица1.A3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</table:table-row>
        <table:table-row>
          <table:table-cell table:style-name="Таблица1.A3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2-05T00:41:54.52</meta:creation-date>
    <meta:generator>OpenOffice/4.1.1$Win32 OpenOffice.org_project/411m6$Build-9775</meta:generator>
    <dc:date>2016-02-16T00:17:35.77</dc:date>
    <dc:creator>Максим Maxim</dc:creator>
    <meta:editing-duration>PT6H20M29S</meta:editing-duration>
    <meta:editing-cycles>90</meta:editing-cycles>
    <meta:document-statistic meta:table-count="1" meta:image-count="0" meta:object-count="0" meta:page-count="3" meta:paragraph-count="166" meta:word-count="496" meta:character-count="2657"/>
  </office:meta>
</office:document-meta>
</file>